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262.46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8053695186973" calcext:value-type="float">
            <text:p>0.011805369518697</text:p>
          </table:table-cell>
          <table:table-cell office:value-type="float" office:value="154177.75" calcext:value-type="float">
            <text:p>154177.75</text:p>
          </table:table-cell>
          <table:table-cell office:value-type="float" office:value="0.0757275447249413" calcext:value-type="float">
            <text:p>0.075727544724941</text:p>
          </table:table-cell>
          <table:table-cell office:value-type="float" office:value="2062" calcext:value-type="float">
            <text:p>2062</text:p>
          </table:table-cell>
          <table:table-cell office:value-type="float" office:value="49.0848581790924" calcext:value-type="float">
            <text:p>49.0848581790924</text:p>
          </table:table-cell>
          <table:table-cell table:style-name="ce1" office:value-type="string" calcext:value-type="string">
            <text:p>9_N_exp64</text:p>
          </table:table-cell>
          <table:table-cell table:style-name="ce1" office:value-type="string" calcext:value-type="string">
            <text:p>9_N.v1.l0.ds0.l_combo0.ds_combo1.idays30.odays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78831219673157" calcext:value-type="float">
            <text:p>0.017883121967316</text:p>
          </table:table-cell>
          <table:table-cell office:value-type="float" office:value="0.0178831201046705" calcext:value-type="float">
            <text:p>0.017883120104671</text:p>
          </table:table-cell>
          <table:table-cell office:value-type="float" office:value="393621.3125" calcext:value-type="float">
            <text:p>393621.3125</text:p>
          </table:table-cell>
          <table:table-cell office:value-type="float" office:value="0.0970353931188584" calcext:value-type="float">
            <text:p>0.097035393118858</text:p>
          </table:table-cell>
          <table:table-cell office:value-type="float" office:value="2026" calcext:value-type="float">
            <text:p>2026</text:p>
          </table:table-cell>
          <table:table-cell office:value-type="float" office:value="86.3005361557007" calcext:value-type="float">
            <text:p>86.3005361557007</text:p>
          </table:table-cell>
          <table:table-cell office:value-type="string" calcext:value-type="string">
            <text:p>9_N_exp8</text:p>
          </table:table-cell>
          <table:table-cell office:value-type="string" calcext:value-type="string">
            <text:p>9_N.v1.l0.ds0.l_combo0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9515776857734" calcext:value-type="float">
            <text:p>0.010951577685773</text:p>
          </table:table-cell>
          <table:table-cell office:value-type="float" office:value="266757.875" calcext:value-type="float">
            <text:p>266757.875</text:p>
          </table:table-cell>
          <table:table-cell office:value-type="float" office:value="0.0726804882287979" calcext:value-type="float">
            <text:p>0.072680488228798</text:p>
          </table:table-cell>
          <table:table-cell office:value-type="float" office:value="2062" calcext:value-type="float">
            <text:p>2062</text:p>
          </table:table-cell>
          <table:table-cell office:value-type="float" office:value="55.0304176807404" calcext:value-type="float">
            <text:p>55.0304176807404</text:p>
          </table:table-cell>
          <table:table-cell table:style-name="ce1" office:value-type="string" calcext:value-type="string">
            <text:p>9_AB_exp64</text:p>
          </table:table-cell>
          <table:table-cell table:style-name="ce1" office:value-type="string" calcext:value-type="string">
            <text:p>9_AB.v1.l0.ds0.l_combo0.ds_combo0.idays30.odays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7981780618429" calcext:value-type="float">
            <text:p>0.018798178061843</text:p>
          </table:table-cell>
          <table:table-cell office:value-type="float" office:value="188748" calcext:value-type="float">
            <text:p>188748</text:p>
          </table:table-cell>
          <table:table-cell office:value-type="float" office:value="0.0987311601638794" calcext:value-type="float">
            <text:p>0.098731160163879</text:p>
          </table:table-cell>
          <table:table-cell office:value-type="float" office:value="2056" calcext:value-type="float">
            <text:p>2056</text:p>
          </table:table-cell>
          <table:table-cell office:value-type="float" office:value="43.6047809123993" calcext:value-type="float">
            <text:p>43.6047809123993</text:p>
          </table:table-cell>
          <table:table-cell office:value-type="string" calcext:value-type="string">
            <text:p>9_Y_exp8</text:p>
          </table:table-cell>
          <table:table-cell office:value-type="string" calcext:value-type="string">
            <text:p>9_Y.v1.l0.ds0.l_combo0.ds_combo1.idays30.odays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4706233143806" calcext:value-type="float">
            <text:p>0.011470623314381</text:p>
          </table:table-cell>
          <table:table-cell office:value-type="float" office:value="187432.171875" calcext:value-type="float">
            <text:p>187432.171875</text:p>
          </table:table-cell>
          <table:table-cell office:value-type="float" office:value="0.0741964429616928" calcext:value-type="float">
            <text:p>0.074196442961693</text:p>
          </table:table-cell>
          <table:table-cell office:value-type="float" office:value="2062" calcext:value-type="float">
            <text:p>2062</text:p>
          </table:table-cell>
          <table:table-cell office:value-type="float" office:value="76.4506690502167" calcext:value-type="float">
            <text:p>76.4506690502167</text:p>
          </table:table-cell>
          <table:table-cell table:style-name="ce1" office:value-type="string" calcext:value-type="string">
            <text:p>9_AD_exp32</text:p>
          </table:table-cell>
          <table:table-cell table:style-name="ce1" office:value-type="string" calcext:value-type="string">
            <text:p>9_AD.v1.l0.ds0.l_combo0.ds_combo1.idays30.odays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69492419809103" calcext:value-type="float">
            <text:p>0.01694924198091</text:p>
          </table:table-cell>
          <table:table-cell office:value-type="float" office:value="0.0169492438435555" calcext:value-type="float">
            <text:p>0.016949243843556</text:p>
          </table:table-cell>
          <table:table-cell office:value-type="float" office:value="490013.59375" calcext:value-type="float">
            <text:p>490013.59375</text:p>
          </table:table-cell>
          <table:table-cell office:value-type="float" office:value="0.0950506404042244" calcext:value-type="float">
            <text:p>0.095050640404224</text:p>
          </table:table-cell>
          <table:table-cell office:value-type="float" office:value="2056" calcext:value-type="float">
            <text:p>2056</text:p>
          </table:table-cell>
          <table:table-cell office:value-type="float" office:value="84.9293742179871" calcext:value-type="float">
            <text:p>84.9293742179871</text:p>
          </table:table-cell>
          <table:table-cell office:value-type="string" calcext:value-type="string">
            <text:p>9_AD_exp8</text:p>
          </table:table-cell>
          <table:table-cell office:value-type="string" calcext:value-type="string">
            <text:p>9_AD.v1.l0.ds0.l_combo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22:41.001112001</dc:date>
    <meta:editing-duration>PT2M51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